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4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6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8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40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41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loext:graphic-properties draw:fill-color="#c9211e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8d1d75"/>
      <style:paragraph-properties fo:text-align="center"/>
      <style:text-properties fo:language="fr" fo:country="FR"/>
    </style:style>
    <style:style style:name="P33" style:family="paragraph">
      <loext:graphic-properties draw:fill-color="#f6f9d4"/>
      <style:paragraph-properties fo:text-align="center"/>
      <style:text-properties fo:language="fr" fo:country="FR"/>
    </style:style>
    <style:style style:name="P34" style:family="paragraph">
      <loext:graphic-properties draw:fill-color="#00fff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-color="#40ae99"/>
      <style:paragraph-properties fo:text-align="center"/>
      <style:text-properties fo:language="fr" fo:country="FR"/>
    </style:style>
    <style:style style:name="P39" style:family="paragraph">
      <style:text-properties fo:font-size="13.3999996185303pt"/>
    </style:style>
    <style:style style:name="P40" style:family="paragraph">
      <style:text-properties fo:font-size="21.2000007629395pt"/>
    </style:style>
    <style:style style:name="P41" style:family="paragraph">
      <loext:graphic-properties draw:fill-color="#069a2e"/>
      <style:paragraph-properties fo:text-align="center"/>
      <style:text-properties fo:language="fr" fo:country="FR"/>
    </style:style>
    <style:style style:name="P42" style:family="paragraph">
      <loext:graphic-properties draw:fill-color="#158466"/>
      <style:paragraph-properties fo:text-align="center"/>
      <style:text-properties fo:language="fr" fo:country="FR"/>
    </style:style>
    <style:style style:name="P43" style:family="paragraph">
      <loext:graphic-properties draw:fill-color="#77bc65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size="18pt"/>
    </style:style>
    <style:style style:name="T27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7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7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’affichage en grille</text:span></text:p>
                <text:list>
                  <text:list-item>
                    <text:p text:style-name="P1"><text:span text:style-name="T16">Contrevient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6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29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0" draw:layer="layout" svg:width="24.8cm" svg:height="1.673cm" svg:x="1.6cm" svg:y="12.8cm">
          <draw:text-box>
            <text:p text:style-name="P20"><text:span text:style-name="T21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2">Ex : trois colonnes → </text:span><text:span text:style-name="T23">Premier</text:span><text:span text:style-name="T22"> élément, </text:span><text:span text:style-name="T23">première</text:span><text:span text:style-name="T22"> colonne. </text:span><text:span text:style-name="T24">Deuxième</text:span><text:span text:style-name="T22"> élément, </text:span><text:span text:style-name="T24">deuxième</text:span><text:span text:style-name="T22"> colonne</text:span><text:span text:style-name="T16">. </text:span><text:span text:style-name="T25">Troisième</text:span><text:span text:style-name="T16"> élément, </text:span><text:span text:style-name="T25">premièr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1" draw:layer="layout" svg:width="24cm" svg:height="2.384cm" svg:x="2cm" svg:y="11.9cm">
          <draw:text-box>
            <text:p text:style-name="P20"><text:span text:style-name="T26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2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0.93cm">
          <draw:text-box>
            <text:p text:style-name="P20"><text:span text:style-name="T26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Livecode</text:span></text:p>
          </draw:text-box>
        </draw:frame>
        <draw:custom-shape draw:style-name="gr25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5" draw:layer="layout" svg:width="22.2cm" svg:height="1.517cm" svg:x="1.4cm" svg:y="2.683cm">
          <draw:text-box>
            <text:p><text:span text:style-name="T27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1.73cm">
          <draw:text-box>
            <text:p text:style-name="P20"><text:span text:style-name="T26">Reprenons notre exemple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10.43cm">
          <draw:text-box>
            <text:p text:style-name="P20"><text:span text:style-name="T26">Voilà ce que génère notre navigateur</text:span></text:p>
          </draw:text-box>
        </draw:frame>
        <draw:frame draw:style-name="gr28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24cm" svg:height="1.673cm" svg:x="2cm" svg:y="10.13cm">
          <draw:text-box>
            <text:p text:style-name="P20"><text:span text:style-name="T26">Voilà que notre navigateur interprète. Il crée des “points” et étire les éléments en fonction des propriétés CSS</text:span></text:p>
          </draw:text-box>
        </draw:frame>
        <draw:frame draw:style-name="gr29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8.2cm">
          <draw:text-box>
            <text:p text:style-name="P20"><text:span text:style-name="T26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7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7.57cm" svg:height="2.384cm" svg:x="0.215cm" svg:y="11.13cm">
          <draw:text-box>
            <text:p text:style-name="P20"><text:span text:style-name="T26">Notre élément occupera deux colonnes grâce à ce code</text:span></text:p>
            <text:p text:style-name="P20"><text:span text:style-name="T26">(le principe est le même avec les lignes et la propriété “grid-row-start” et “grid-column-end”)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download-directory.github.io/?url=https%3A%2F%2Fgithub.com%2FDanYellow%2Fcours%2Ftree%2Fmain%2Fintegration-web-s2%2Fcours-magistraux%2Fnumero-2%2Fressources%2Fcss-grid%2Fmondrian" xlink:type="simple">https://download-directory.github.io/?url=https%3A%2F%2Fgithub.com%2FDanYellow%2Fcours%2Ftree%2Fmain%2Fintegration-web-s2%2Fcours-magistraux%2Fnumero-2%2Fressources%2Fcss-grid%2Fmondrian</text:a></text:span></text:p>
              </text:list-item>
            </text:list>
          </draw:text-box>
        </draw:frame>
        <draw:frame draw:style-name="gr10" draw:text-style-name="P31" draw:layer="layout" svg:width="27.57cm" svg:height="0.962cm" svg:x="0.215cm" svg:y="11.33cm">
          <draw:text-box>
            <text:p text:style-name="P20"><text:span text:style-name="T26">Et même plus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14.531cm" draw:transform="rotate (1.5707963267949) translate (-6.26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7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2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" draw:layer="layout" svg:width="0.913cm" svg:height="8.889cm" draw:transform="rotate (1.5707963267949) translate (-0.6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3.6cm">
          <draw:text-box>
            <text:p text:style-name="P20"><text:span text:style-name="T26">Après avoir cliqué sur “grid”, notre navigateur affiche notre grille (Chrome)</text:span></text:p>
          </draw:text-box>
        </draw:frame>
        <draw:custom-shape draw:style-name="gr34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35" draw:text-style-name="P27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7" draw:layer="layout" svg:width="26.06cm" svg:height="9.904cm" svg:x="1.37cm" svg:y="2.296cm" presentation:class="outline" presentation:user-transformed="true">
          <draw:text-box>
            <text:p text:style-name="P36"><text:span text:style-name="T28">Pré-requis : </text:span></text:p>
            <text:list text:style-name="L2">
              <text:list-item>
                <text:p text:style-name="P11"><text:span text:style-name="T29">Avoir la ressource ressources/css-gri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download-directory.github.io/?url=https%3A%2F%2Fgithub.com%2FDanYellow%2Fcours%2Ftree%2Fmain%2Fintegration-web-s3%2Ftravaux-pratiques%2Fnumero-5%2Fressources%2Fcss-grid" xlink:type="simple">https://download-directory.github.io/?url=https%3A%2F%2Fgithub.com%2FDanYellow%2Fcours%2Ftree%2Fmain%2Fintegration-web-s3%2Ftravaux-pratiques%2Fnumero-5%2Fressources%2Fcss-grid</text:a></text:span></text:p>
            <text:p text:style-name="P11"><text:span text:style-name="T3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6" draw:text-style-name="P38" draw:layer="layout" svg:width="0.913cm" svg:height="8.689cm" draw:transform="rotate (1.5707963267949) translate (-0.4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7" draw:text-style-name="P13" draw:layer="layout" svg:width="25.147cm" svg:height="2.147cm" svg:x="1.02cm" svg:y="13.428cm">
          <draw:text-box>
            <text:p text:style-name="P39"><text:span text:style-name="T8">Source(s) :</text:span></text:p>
            <text:list text:style-name="L1">
              <text:list-item>
                <text:p text:style-name="P39"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0"><text:span text:style-name="T17"/></text:p>
              <text:p text:style-name="P40"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8" draw:text-style-name="P41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2" draw:layer="layout" svg:width="0.913cm" svg:height="8.689cm" draw:transform="rotate (1.5707963267949) translate (-0.4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7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40" draw:text-style-name="P43" draw:layer="layout" svg:width="0.913cm" svg:height="14.531cm" svg:x="27.268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1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1"><text:a xlink:href="https://grid.layoutit.com/" xlink:type="simple">https://grid.layoutit.com/</text:a></text:span></text:p>
                <text:list>
                  <text:list-item>
                    <text:p text:style-name="P1"><text:span text:style-name="T32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41" draw:text-style-name="P27" draw:layer="layout" svg:width="0.913cm" svg:height="5.931cm" svg:x="27.191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4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2">CSS Grid permet de faire des mises en page complexes</text:span></text:p>
              </text:list-item>
              <text:list-item>
                <text:p text:style-name="P11"><text:span text:style-name="T32">Couvre les 20 % que Flexbox ne peut pas gérer</text:span></text:p>
                <text:list>
                  <text:list-item>
                    <text:p text:style-name="P1"><text:span text:style-name="T32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1T14:33:45.599000000</dc:date>
    <meta:editing-duration>P20DT13H44M50S</meta:editing-duration>
    <meta:editing-cycles>1118</meta:editing-cycles>
    <meta:generator>LibreOffice/7.2.7.2$Windows_X86_64 LibreOffice_project/8d71d29d553c0f7dcbfa38fbfda25ee34cce99a2</meta:generator>
    <meta:document-statistic meta:object-count="321"/>
  </office:meta>
</office:document-meta>
</file>